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Workflow:</text:span></text:p>
      <text:p text:style-name="P1"><text:span text:style-name="T3"/></text:p>
      <text:p text:style-name="P1"><text:span text:style-name="T3">1. Medien verwalten</text:span></text:p>
      <text:p text:style-name="P1"><text:span text:style-name="T3">2. Standorte zuordnen</text:span></text:p>
      <text:p text:style-name="P1"><text:span text:style-name="T3">3. Ausleihen</text:span></text:p>
      <text:p text:style-name="P1"><text:span text:style-name="T3"/></text:p>
      <text:p text:style-name="P1"><text:span text:style-name="T3">* Spezialisierungen verwalten</text:span></text:p>
      <text:p text:style-name="P1"><text:span text:style-name="T3"/></text:p>
      <text:p text:style-name="P1"><text:span text:style-name="T3"/></text:p>
      <text:p text:style-name="P1"><text:span text:style-name="T3">1. MEDIEN VERWALTEN:</text:span></text:p>
      <text:p text:style-name="P1"><text:span text:style-name="T3"/></text:p>
      <text:p text:style-name="P1"><text:span text:style-name="T3">--</text:span></text:p>
      <text:p text:style-name="P1"><text:span text:style-name="T3">Medien zufügen:</text:span></text:p>
      <text:p text:style-name="P1"><text:span text:style-name="T3">Pro Spezialisierung gibt es eine Prozedur, um einen neuen Eintrag anzulegen:</text:span></text:p>
      <text:p text:style-name="P1"><text:span text:style-name="T3">Beispiel für insert_series:</text:span></text:p>
      <text:p text:style-name="P2"><draw:frame text:anchor-type="as-char" svg:width="146.58mm" svg:height="78.85mm" style:rel-width="scale" style:rel-height="scale"><draw:object-ole xlink:href="OleObj1"/><draw:image xlink:href="ObjectReplacements/OleObj1"/></draw:frame><text:span text:style-name="T3"/></text:p>
      <text:p text:style-name="P3"><text:span text:style-name="T3">Eine neue ID wird generiert, der aktuelle Zeitpunkt festgehalten und die Daten auf die richtigen Tabellen verteilt. Das passiert innerhalb einer Transaktion, bei einem Fehler gibt es einen vollständingen Rollback.</text:span></text:p>
      <text:p text:style-name="P3"><text:span text:style-name="T3">Sollen Daten geändert werden, muss der Anwender selbst darauf achten, den richtigen Table zu bearbeiten.</text:span></text:p>
      <text:p text:style-name="P3"><text:span text:style-name="T3">-&gt; Konsistenzsicherung, aber keine vollständige Enkapsulierung (wird höherem Level überlassen)</text:span></text:p>
      <text:p text:style-name="P3"><text:span text:style-name="T3"/></text:p>
      <text:p text:style-name="P3"><text:span text:style-name="T3">--</text:span></text:p>
      <text:p text:style-name="P3"><text:span text:style-name="T3">Medien entfernen:</text:span></text:p>
      <text:p text:style-name="P3"><text:span text:style-name="T3">Löschen von Medieninformationen ist nicht vorgesehen, damit Log-Informationen benutzbar bleiben. Ausschluss aus dem Leihsystem kann z.B. durch withdrawal mit speziellen Benutzer "REMOVED" implementiert werden.</text:span></text:p>
      <text:p text:style-name="P3"><text:span text:style-name="T3"/></text:p>
      <text:p text:style-name="P3"><text:span text:style-name="T3">--</text:span></text:p>
      <text:p text:style-name="P3"><text:span text:style-name="T3">Standorte: Standorte sind unabhängig von anderen Systemen und können durch normale SQL-Anfragen bearbeitet werden, ohne etwas beachten zu müssen.</text:span></text:p>
      <text:p text:style-name="P3"><text:span text:style-name="T3"/></text:p>
      <text:p text:style-name="P3"><text:span text:style-name="T3">--</text:span></text:p>
      <text:p text:style-name="P3"><text:span text:style-name="T3">Medien werden ausgeliehen oder zurückgegeben:</text:span></text:p>
      <text:p text:style-name="P4"><draw:frame text:anchor-type="as-char" svg:width="146.58mm" svg:height="107.69mm" style:rel-width="scale" style:rel-height="scale"><draw:object-ole xlink:href="OleObj2"/><draw:image xlink:href="ObjectReplacements/OleObj2"/></draw:frame><text:span text:style-name="T3"/></text:p>
      <text:p text:style-name="P5"><text:span text:style-name="T3">Die Tabelle withdrawals enthält nur aktuellen Ausleihen, withdrawals_history enthält Informationen zu jeder Leihgabe die jemals gemacht wurde. </text:span></text:p>
      <text:p text:style-name="P5"><text:span text:style-name="T3">-&gt; Verfügbarkeit ist einfach und schnell zu bestimmen</text:span></text:p>
      <text:p text:style-name="P5"><text:span text:style-name="T3">-&gt; Informationen über alle Ausleihen bleiben verfügbar</text:span></text:p>
      <text:p text:style-name="P5"><text:span text:style-name="T3">Logs werden per Trigger automatisch angelegt, wenn etwas ausgeliehen oder zurückgegeben wird. Der Nutzer muss nicht selbst darauf achten, dass Logs stimmen.</text:span></text:p>
      <text:p text:style-name="P5"><text:span text:style-name="T3"/></text:p>
      <text:p text:style-name="P5"><text:span text:style-name="T3">--</text:span></text:p>
      <text:p text:style-name="P5"><text:span text:style-name="T3">Medien-Spezialisierung anlegen oder löschen:</text:span></text:p>
      <text:p text:style-name="P5"><text:span text:style-name="T3">- Neue Tabelle mit gewünschten Attributen anlegen/löschen</text:span></text:p>
      <text:p text:style-name="P5"><text:span text:style-name="T3">- insert prozedur schreiben/löschen</text:span></text:p>
      <text:p text:style-name="P5"><text:span text:style-name="T3">- Eigener View anlegen/löschen</text:span></text:p>
      <text:p text:style-name="P5"><text:span text:style-name="T3">- An master view anhängen/entfernen</text:span></text:p>
      <text:p text:style-name="P5"><text:span text:style-name="T3"/></text:p>
      <text:p text:style-name="P5"><text:span text:style-name="T3">--</text:span></text:p>
      <text:p text:style-name="P5"><text:span text:style-name="T3"/></text:p>
      <text:p text:style-name="P5"><text:span text:style-name="T4">Mögliche Erweiterungen:</text:span></text:p>
      <text:p text:style-name="P5"><text:span text:style-name="T5"/></text:p>
      <text:p text:style-name="P5"><text:span text:style-name="T6"/></text:p>
      <text:p text:style-name="P5"><text:span text:style-name="T7">Beliebig viele Spezialisierungen, auch mehrstufige</text:span></text:p>
      <text:p text:style-name="P6"><draw:frame text:anchor-type="as-char" svg:width="146.58mm" svg:height="41.28mm" style:rel-width="scale" style:rel-height="scale"><draw:object-ole xlink:href="OleObj3"/><draw:image xlink:href="ObjectReplacements/OleObj3"/></draw:frame><text:span text:style-name="T7"/></text:p>
      <text:p text:style-name="P7"><text:span text:style-name="T7">--</text:span></text:p>
      <text:p text:style-name="P7"><text:span text:style-name="T7"/></text:p>
      <text:p text:style-name="P7"><text:span text:style-name="T7">Geteilte Attribute:</text:span></text:p>
      <text:p text:style-name="P7"><text:span text:style-name="T7">Beispiel: Sowohl Filme als auch Serien können auf Schauspieler Bezug nehmen</text:span></text:p>
      <text:p text:style-name="P8"><draw:frame text:anchor-type="as-char" svg:width="146.58mm" svg:height="57.94mm" style:rel-width="scale" style:rel-height="scale"><draw:object-ole xlink:href="OleObj4"/><draw:image xlink:href="ObjectReplacements/OleObj4"/></draw:frame><text:span text:style-name="T7"/></text:p>
      <text:p text:style-name="P9"><text:span text:style-name="T7"/></text:p>
      <text:p text:style-name="P9"><text:span text:style-name="T7">--</text:span></text:p>
      <text:p text:style-name="P9"><text:span text:style-name="T7">Benutzer: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